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ff3333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svg:stroke-width="0.102cm" svg:stroke-color="#6666ff" draw:marker-start-width="0.609cm" draw:marker-end-width="0.609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fill-color="#6666ff" draw:textarea-horizontal-align="center" draw:textarea-vertical-align="middle"/>
    </style:style>
    <style:style style:name="gr5" style:family="graphic" style:parent-style-name="standard">
      <style:graphic-properties svg:stroke-color="#ffffff" draw:fill-color="#ffffff" draw:textarea-horizontal-align="center" draw:textarea-vertical-align="middle"/>
    </style:style>
    <style:style style:name="gr6" style:family="graphic" style:parent-style-name="objectwithoutfill">
      <style:graphic-properties svg:stroke-width="0.051cm" svg:stroke-color="#6666ff" draw:marker-start="Circle" draw:marker-start-width="0.457cm" draw:marker-end="Arrow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9.489cm" svg:y1="12.882cm" svg:x2="17.731cm" svg:y2="12.969cm">
          <text:p/>
        </draw:line>
        <draw:line draw:style-name="gr1" draw:text-style-name="P1" draw:layer="layout" svg:x1="17.989cm" svg:y1="12.969cm" svg:x2="26.231cm" svg:y2="13.056cm">
          <text:p/>
        </draw:line>
        <draw:line draw:style-name="gr1" draw:text-style-name="P1" draw:layer="layout" svg:x1="1.032cm" svg:y1="12.781cm" svg:x2="9.274cm" svg:y2="12.868cm">
          <text:p/>
        </draw:line>
        <draw:frame draw:name="dedxg" draw:style-name="gr2" draw:layer="layout" svg:width="1.49cm" svg:height="1.602cm" svg:x="13.113cm" svg:y="25.2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3" draw:text-style-name="P1" draw:layer="layout" svg:width="1.13cm" svg:height="25.127cm" draw:transform="rotate (-1.57079632679579) translate (26.256cm 23.6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dedxg" draw:style-name="gr2" draw:layer="layout" svg:width="1.174cm" svg:height="1.784cm" svg:x="1.313cm" svg:y="12.9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name="dedxg" draw:style-name="gr2" draw:layer="layout" svg:width="1.198cm" svg:height="1.784cm" svg:x="9.813cm" svg:y="13.02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name="dedxg" draw:style-name="gr2" draw:layer="layout" svg:width="1.174cm" svg:height="1.784cm" svg:x="18.213cm" svg:y="13.14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name="dedxg" draw:style-name="gr2" draw:layer="layout" svg:width="1.431cm" svg:height="1.784cm" svg:x="24.613cm" svg:y="13.14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" draw:text-style-name="P1" draw:layer="layout" svg:x1="1.032cm" svg:y1="12.582cm" svg:x2="9.274cm" svg:y2="12.669cm">
          <text:p/>
        </draw:line>
        <draw:line draw:style-name="gr1" draw:text-style-name="P1" draw:layer="layout" svg:x1="9.689cm" svg:y1="12.683cm" svg:x2="17.931cm" svg:y2="12.77cm">
          <text:p/>
        </draw:line>
        <draw:line draw:style-name="gr1" draw:text-style-name="P1" draw:layer="layout" svg:x1="17.989cm" svg:y1="12.77cm" svg:x2="26.231cm" svg:y2="12.857cm">
          <text:p/>
        </draw:line>
        <draw:ellipse draw:style-name="gr4" draw:text-style-name="P1" draw:layer="layout" svg:width="0.788cm" svg:height="0.813cm" svg:x="0.595cm" svg:y="12.306cm">
          <text:p/>
        </draw:ellipse>
        <draw:ellipse draw:style-name="gr4" draw:text-style-name="P1" draw:layer="layout" svg:width="0.788cm" svg:height="0.813cm" svg:x="8.993cm" svg:y="12.393cm">
          <text:p/>
        </draw:ellipse>
        <draw:ellipse draw:style-name="gr4" draw:text-style-name="P1" draw:layer="layout" svg:width="0.788cm" svg:height="0.813cm" svg:x="17.493cm" svg:y="12.422cm">
          <text:p/>
        </draw:ellipse>
        <draw:ellipse draw:style-name="gr4" draw:text-style-name="P1" draw:layer="layout" svg:width="0.788cm" svg:height="0.813cm" svg:x="25.807cm" svg:y="12.509cm">
          <text:p/>
        </draw:ellipse>
        <draw:rect draw:style-name="gr5" draw:text-style-name="P1" draw:layer="layout" svg:width="1.348cm" svg:height="1.217cm" svg:x="25.782cm" svg:y="18.913cm">
          <text:p/>
        </draw:rect>
        <draw:frame draw:name="dedxg" draw:style-name="gr2" draw:layer="layout" svg:width="4.115cm" svg:height="1.78cm" svg:x="3.214cm" svg:y="10.2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6" draw:text-style-name="P1" draw:layer="layout" svg:x1="1.088cm" svg:y1="5.729cm" svg:x2="1.122cm" svg:y2="11.898cm">
          <text:p/>
        </draw:line>
        <draw:frame draw:name="dedxg" draw:style-name="gr2" draw:layer="layout" svg:width="16.684cm" svg:height="3.192cm" svg:x="7.615cm" svg:y="1.3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line draw:style-name="gr6" draw:text-style-name="P1" draw:layer="layout" svg:x1="9.287cm" svg:y1="5.729cm" svg:x2="9.321cm" svg:y2="11.898cm">
          <text:p/>
        </draw:line>
        <draw:line draw:style-name="gr6" draw:text-style-name="P1" draw:layer="layout" svg:x1="26.186cm" svg:y1="5.729cm" svg:x2="26.22cm" svg:y2="11.898cm">
          <text:p/>
        </draw:line>
        <draw:line draw:style-name="gr6" draw:text-style-name="P1" draw:layer="layout" svg:x1="17.685cm" svg:y1="5.729cm" svg:x2="17.719cm" svg:y2="11.898cm">
          <text:p/>
        </draw:line>
        <draw:frame draw:name="dedxg" draw:style-name="gr2" draw:layer="layout" svg:width="5.761cm" svg:height="1.78cm" svg:x="11.015cm" svg:y="10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name="dedxg" draw:style-name="gr2" draw:layer="layout" svg:width="4.447cm" svg:height="1.78cm" svg:x="20.516cm" svg:y="10.25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1-06T12:34:31</dc:date>
    <meta:printed-by>Robert Singleton</meta:printed-by>
    <meta:print-date>2008-05-20T17:08:50</meta:print-date>
    <meta:editing-cycles>434</meta:editing-cycles>
    <meta:editing-duration>P3DT4H30M38S</meta:editing-duration>
    <dc:creator>Robert Singleton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row>
                    <msubsup>
                      <mi>b</mi>
                      <mrow>
                        <mn>12</mn>
                      </mrow>
                      <mi>t</mi>
                    </msubsup>
                    <mo stretchy="false">=</mo>
                    <mrow>
                      <mo stretchy="false">−</mo>
                      <mo stretchy="false">α</mo>
                    </mrow>
                  </mrow>
                </mrow>
              </mrow>
            </mstyle>
          </mrow>
        </mstyle>
      </mrow>
    </mrow>
    <annotation encoding="StarMath 5.0">{size 35 color red {
b_{12}^t=-%alpha
}}
</annotation>
  </semantics>
</math>
</file>

<file path=Object 2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i>k</mi>
                  </msub>
                </mrow>
              </mrow>
            </mstyle>
          </mrow>
        </mstyle>
      </mrow>
    </mrow>
    <annotation encoding="StarMath 5.0">{size 35 color blue {
Q_k
}}
</annotation>
  </semantics>
</math>
</file>

<file path=Object 3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n>1</mn>
                    <mi>t</mi>
                  </msubsup>
                </mrow>
              </mrow>
            </mstyle>
          </mrow>
        </mstyle>
      </mrow>
    </mrow>
    <annotation encoding="StarMath 5.0">{size 35 color blue {
q_1^t
}}
</annotation>
  </semantics>
</math>
</file>

<file path=Object 4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n>2</mn>
                    <mi>t</mi>
                  </msubsup>
                </mrow>
              </mrow>
            </mstyle>
          </mrow>
        </mstyle>
      </mrow>
    </mrow>
    <annotation encoding="StarMath 5.0">{size 35 color blue {
q_2^t
}}
</annotation>
  </semantics>
</math>
</file>

<file path=Object 5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n>3</mn>
                    <mi>t</mi>
                  </msubsup>
                </mrow>
              </mrow>
            </mstyle>
          </mrow>
        </mstyle>
      </mrow>
    </mrow>
    <annotation encoding="StarMath 5.0">{size 35 color blue {
q_3^t
}}
</annotation>
  </semantics>
</math>
</file>

<file path=Object 6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i>N</mi>
                    <mi>t</mi>
                  </msubsup>
                </mrow>
              </mrow>
            </mstyle>
          </mrow>
        </mstyle>
      </mrow>
    </mrow>
    <annotation encoding="StarMath 5.0">{size 35 color blue {
q_N^t
}}
</annotation>
  </semantics>
</math>
</file>

<file path=Object 7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row>
                    <msubsup>
                      <mi>b</mi>
                      <mrow>
                        <mi>m</mi>
                        <mi>,</mi>
                        <mrow>
                          <mi>m</mi>
                          <mo stretchy="false">+</mo>
                          <mn>1</mn>
                        </mrow>
                      </mrow>
                      <mi>t</mi>
                    </msubsup>
                    <mo stretchy="false">=</mo>
                    <mrow>
                      <mo stretchy="false">−</mo>
                      <mo stretchy="false">α</mo>
                    </mrow>
                  </mrow>
                </mrow>
              </mrow>
            </mstyle>
          </mrow>
        </mstyle>
      </mrow>
    </mrow>
    <annotation encoding="StarMath 5.0">{size 35 color red {
b_{m, m+1}^t=-%alpha
}}
</annotation>
  </semantics>
</math>
</file>

<file path=Object 8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row>
                    <msubsup>
                      <mi>b</mi>
                      <mrow>
                        <mn>3</mn>
                        <mi>N</mi>
                      </mrow>
                      <mi>t</mi>
                    </msubsup>
                    <mo stretchy="false">=</mo>
                    <mrow>
                      <mo stretchy="false">−</mo>
                      <mo stretchy="false">α</mo>
                    </mrow>
                  </mrow>
                </mrow>
              </mrow>
            </mstyle>
          </mrow>
        </mstyle>
      </mrow>
    </mrow>
    <annotation encoding="StarMath 5.0">{size 35 color red {
b_{3 N}^t=-%alpha
}}
</annotation>
  </semantics>
</math>
</file>

<file path=Object 9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row>
                    <msubsup>
                      <mi>a</mi>
                      <mi>m</mi>
                      <mi>t</mi>
                    </msubsup>
                    <mo stretchy="false">=</mo>
                    <mrow>
                      <mrow>
                        <mfrac>
                          <msup>
                            <mi>A</mi>
                            <mi>t</mi>
                          </msup>
                          <mi>N</mi>
                        </mfrac>
                      </mrow>
                      <mo stretchy="false">+</mo>
                      <mrow>
                        <mfrac>
                          <mrow>
                            <mn>2</mn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i>N</mi>
                        </mfrac>
                      </mrow>
                    </mrow>
                  </mrow>
                  <mo stretchy="false">α</mo>
                  <mi/>
                  <mrow>
                    <mi>m</mi>
                    <mo stretchy="false">=</mo>
                    <mn>1</mn>
                  </mrow>
                  <mo stretchy="false">⋯</mo>
                  <mi>N</mi>
                </mrow>
              </mrow>
            </mstyle>
          </mrow>
        </mstyle>
      </mrow>
    </mrow>
    <annotation encoding="StarMath 5.0">{size 35 color red {
a^t_m = {A^t over N} + {{2 (N-1)} over N} %alpha
~~~~m = 1 dotsaxis N
}}
</annotation>
  </semantics>
</math>
</file>